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6fc50"/>
    </style:style>
    <style:style style:name="T1" style:family="text">
      <style:text-properties officeooo:rsid="0006fc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ASE 0 – Presentación inicial </text:p>
      <text:p text:style-name="P1"/>
      <text:p text:style-name="P1">Entrega 0: “Idea del proyecto” </text:p>
      <text:p text:style-name="P1"/>
      <text:p text:style-name="P1">Objetivo: definir el tema y la finalidad del sitio web. </text:p>
      <text:p text:style-name="P1"/>
      <text:p text:style-name="P1">Contenidos: </text:p>
      <text:p text:style-name="P1">● Tema elegido (cine, música, viajes, deportes, restaurante, etc.) </text:p>
      <text:p text:style-name="P1"><text:tab/><text:span text:style-name="T1">Animes.</text:span></text:p>
      <text:p text:style-name="P1"/>
      <text:p text:style-name="P1">● Público objetivo. </text:p>
      <text:p text:style-name="P1"><text:tab/><text:span text:style-name="T1">Personas +16.</text:span></text:p>
      <text:p text:style-name="P1"/>
      <text:p text:style-name="P1">● Paleta de colores y tipografía (básica). </text:p>
      <text:p text:style-name="P1"><text:tab/><text:span text:style-name="T1">La mayoria de colores ya q cada anime tiene su paleta.</text:span></text:p>
      <text:p text:style-name="P1"/>
      <text:p text:style-name="P1">● Estructura inicial (qué páginas tendrá y para qué sirven). </text:p>
      <text:p text:style-name="P1"><text:tab/><text:span text:style-name="T1">Web inicial q presenta un poco cada anime y la idea de anime.</text:span></text:p>
      <text:p text:style-name="P1"><text:tab/><text:span text:style-name="T1">Una web para cada anime que presentemos hablando de su historia, personajes...</text:span></text:p>
      <text:p text:style-name="P1"/>
      <text:p text:style-name="P1">Entregables: </text:p>
      <text:p text:style-name="P1">● Documento Markdown (idea_proyecto.md) en el repo del grupo. </text:p>
      <text:p text:style-name="P1"/>
      <text:p text:style-name="P1">● Portada index.html con el nombre del grupo (usando tu plantilla simple). </text:p>
      <text:p text:style-name="P1"/>
      <text:p text:style-name="P1">● README.md con la descripción del tema. </text:p>
      <text:p text:style-name="P1"/>
      <text:p text:style-name="P1">Evaluación: </text:p>
      <text:p text:style-name="P1">Criterio Peso </text:p>
      <text:p text:style-name="P1">Claridad de la idea 40% </text:p>
      <text:p text:style-name="P1">Originalidad y coherencia 30% </text:p>
      <text:p text:style-name="P1">Organización en GitHub (README, commits) 30% </text:p>
      <text:p text:style-name="P1"/>
      <text:p text:style-name="P1">Feedback esperado: se aprueba o se solicita redefinir la temátic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7T16:25:54.671371686</meta:creation-date>
    <dc:date>2025-10-27T18:07:14.169610809</dc:date>
    <meta:editing-duration>PT1H31M4S</meta:editing-duration>
    <meta:editing-cycles>1</meta:editing-cycles>
    <meta:document-statistic meta:table-count="0" meta:image-count="0" meta:object-count="0" meta:page-count="1" meta:paragraph-count="23" meta:word-count="145" meta:character-count="919" meta:non-whitespace-character-count="774"/>
    <meta:generator>LibreOffice/24.2.7.2$Linux_X86_64 LibreOffice_project/420$Build-2</meta:generator>
  </office:meta>
</office:document-meta>
</file>